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d1d2" officeooo:paragraph-rsid="000bd1d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d1d2" officeooo:paragraph-rsid="000bd1d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d1d2" officeooo:paragraph-rsid="000ef8c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bd1d2" officeooo:paragraph-rsid="000bd1d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0bd1d2" officeooo:paragraph-rsid="00111ba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bd1d2" officeooo:paragraph-rsid="000bd1d2" style:font-size-asian="10.5pt" style:font-weight-asian="bold" style:font-size-complex="12pt" style:font-weight-complex="bold"/>
    </style:style>
    <style:style style:name="P7" style:family="paragraph" style:parent-style-name="Header">
      <style:text-properties officeooo:rsid="000bd1d2" officeooo:paragraph-rsid="000bd1d2"/>
    </style:style>
    <style:style style:name="T1" style:family="text">
      <style:text-properties officeooo:rsid="000e0d14"/>
    </style:style>
    <style:style style:name="T2" style:family="text">
      <style:text-properties officeooo:rsid="000e9525"/>
    </style:style>
    <style:style style:name="T3" style:family="text">
      <style:text-properties officeooo:rsid="000ef8c3"/>
    </style:style>
    <style:style style:name="T4" style:family="text">
      <style:text-properties fo:font-weight="normal" officeooo:rsid="00111baa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5662 HW 5</text:p>
      <text:p text:style-name="P2"/>
      <text:p text:style-name="P6">Tan 4.6</text:p>
      <text:p text:style-name="P2"/>
      <text:p text:style-name="P2"><text:tab/>a. 0.277</text:p>
      <text:p text:style-name="P2"><text:tab/>b. Undergraduate is more likely, because there is an 80% chance a student is an undergrad, vs 20% chance of a graduate student.</text:p>
      <text:p text:style-name="P2"><text:tab/>c. Undergrads are more likely, because probability a smoker is an undergrad is 0.723, while probability a smoker is a graduate is 0.277.</text:p>
      <text:p text:style-name="P2"><text:tab/>d. Graduate student is more likely.</text:p>
      <text:p text:style-name="P2"/>
      <text:p text:style-name="P6">Tan 4.7</text:p>
      <text:p text:style-name="P2"/>
      <text:p text:style-name="P2"><text:tab/><text:span text:style-name="T1">P(A|+) = 0.6 </text:span></text:p>
      <text:p text:style-name="P2"><text:tab/><text:span text:style-name="T1">P(B|+) = 0.2</text:span></text:p>
      <text:p text:style-name="P2"><text:tab/><text:span text:style-name="T1">P(C|+) = 0.4</text:span></text:p>
      <text:p text:style-name="P2"><text:tab/><text:span text:style-name="T1">P(A|-) = 0.4</text:span></text:p>
      <text:p text:style-name="P2"><text:tab/><text:span text:style-name="T1">P(B|-) = 0.4</text:span></text:p>
      <text:p text:style-name="P2"><text:tab/><text:span text:style-name="T1">P(C|-) = 1</text:span></text:p>
      <text:p text:style-name="P2"/>
      <text:p text:style-name="P6">Tan 4.10</text:p>
      <text:p text:style-name="P2"/>
      <text:p text:style-name="P2"/>
      <text:p text:style-name="P2"/>
      <text:p text:style-name="P6">Tan 4.11</text:p>
      <text:p text:style-name="P2"/>
      <text:p text:style-name="P3"><text:tab/><text:span text:style-name="T2">a. 0.029</text:span></text:p>
      <text:p text:style-name="P3"><text:tab/><text:span text:style-name="T2">b. 0.002</text:span></text:p>
      <text:p text:style-name="P3"><text:tab/><text:span text:style-name="T2">c. 0.008</text:span></text:p>
      <text:p text:style-name="P2"/>
      <text:p text:style-name="P6">Tan 4.12</text:p>
      <text:p text:style-name="P2"/>
      <text:p text:style-name="P2"><text:tab/><text:span text:style-name="T3">a. </text:span></text:p>
      <text:p text:style-name="P2"><text:tab/><text:tab/><text:span text:style-name="T3">1 nearest neighbour→ +</text:span></text:p>
      <text:p text:style-name="P3"><text:tab/><text:tab/><text:span text:style-name="T3">3 nearest neighbour → -</text:span></text:p>
      <text:p text:style-name="P3"><text:tab/><text:tab/><text:span text:style-name="T3">5 nearest neighbour → +</text:span></text:p>
      <text:p text:style-name="P3"><text:tab/><text:tab/><text:span text:style-name="T3">9 nearest neighbour → -</text:span></text:p>
      <text:p text:style-name="P3"><text:tab/><text:span text:style-name="T3">b.</text:span></text:p>
      <text:p text:style-name="P3"><text:tab/><text:tab/><text:span text:style-name="T3">1 nearest neighbour→ +</text:span></text:p>
      <text:p text:style-name="P3"><text:tab/><text:tab/><text:span text:style-name="T3">3 nearest neighbour → +</text:span></text:p>
      <text:p text:style-name="P3"><text:tab/><text:tab/><text:span text:style-name="T3">5 nearest neighbour → +</text:span></text:p>
      <text:p text:style-name="P3"><text:tab/><text:tab/><text:span text:style-name="T3">9 nearest neighbour → +</text:span></text:p>
      <text:p text:style-name="P2"/>
      <text:p text:style-name="P6">Tan 4.21</text:p>
      <text:p text:style-name="P6"/>
      <text:p text:style-name="P4"><text:tab/><text:span text:style-name="T4">a. </text:span></text:p>
      <text:p text:style-name="P4"><text:span text:style-name="T4"><text:tab/><text:tab/>decision tree: Would work well for this data set.</text:span></text:p>
      <text:p text:style-name="P4"><text:span text:style-name="T4"><text:tab/><text:tab/>naive Bayes: Would work well for this data set.</text:span></text:p>
      <text:p text:style-name="P4"><text:span text:style-name="T4"><text:tab/><text:tab/>k-nearest neighbour: Does not do well due to noise.</text:span></text:p>
      <text:p text:style-name="P4"><text:span text:style-name="T4"><text:tab/>b. </text:span></text:p>
      <text:p text:style-name="P5"><text:span text:style-name="T4"><text:tab/><text:tab/>decision tree: Would work well for this data set.</text:span></text:p>
      <text:p text:style-name="P5"><text:soft-page-break/><text:span text:style-name="T4"><text:tab/><text:tab/>naive Bayes: Would work well for this data set.</text:span></text:p>
      <text:p text:style-name="P5"><text:span text:style-name="T4"><text:tab/><text:tab/>k-nearest neighbour: Would work well for this data set.</text:span></text:p>
      <text:p text:style-name="P5"><text:span text:style-name="T4"><text:tab/>c. </text:span></text:p>
      <text:p text:style-name="P5"><text:span text:style-name="T4"><text:tab/><text:tab/>decision tree: Would work well for this data set.</text:span></text:p>
      <text:p text:style-name="P5"><text:span text:style-name="T4"><text:tab/><text:tab/>naive Bayes: Would work well for this data set.</text:span></text:p>
      <text:p text:style-name="P5"><text:span text:style-name="T4"><text:tab/><text:tab/>k-nearest neighbour: Would work well for this data set.</text:span></text:p>
      <text:p text:style-name="P5"><text:span text:style-name="T4"/></text:p>
      <text:p text:style-name="P5"><text:span text:style-name="T4"><text:tab/>d. </text:span></text:p>
      <text:p text:style-name="P5"><text:span text:style-name="T4"><text:tab/><text:tab/>decision tree: Would work well for this data set.</text:span></text:p>
      <text:p text:style-name="P5"><text:span text:style-name="T4"><text:tab/><text:tab/>naive Bayes: Would work well for this data set.</text:span></text:p>
      <text:p text:style-name="P5"><text:span text:style-name="T4"><text:tab/><text:tab/>k-nearest neighbour: Would work well for this data set.</text:span></text:p>
      <text:p text:style-name="P5"><text:span text:style-name="T4"><text:tab/>e. </text:span></text:p>
      <text:p text:style-name="P5"><text:span text:style-name="T4"><text:tab/><text:tab/>decision tree: Would work well for this data set.</text:span></text:p>
      <text:p text:style-name="P5"><text:span text:style-name="T4"><text:tab/><text:tab/>naive Bayes: Would work well for this data set.</text:span></text:p>
      <text:p text:style-name="P5"><text:span text:style-name="T4"><text:tab/><text:tab/>k-nearest neighbour: Would work well for this data set.</text:span></text:p>
      <text:p text:style-name="P5"><text:span text:style-name="T4"><text:tab/>f. </text:span></text:p>
      <text:p text:style-name="P5"><text:span text:style-name="T4"><text:tab/><text:tab/>decision tree: Would work well for this data set.</text:span></text:p>
      <text:p text:style-name="P5"><text:span text:style-name="T4"><text:tab/><text:tab/>naive Bayes: Would work well for this data set.</text:span></text:p>
      <text:p text:style-name="P5"><text:span text:style-name="T4"><text:tab/><text:tab/>k-nearest neighbour: Would work well for this data set.</text:span></text:p>
      <text:p text:style-name="P5"><text:span text:style-name="T4"><text:tab/><text:tab/></text:span></text:p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d1d2" officeooo:paragraph-rsid="000bd1d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aron Morgenegg, A0207265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6:47:28.612241327</meta:creation-date>
    <dc:date>2019-02-22T17:20:32.167484585</dc:date>
    <meta:editing-duration>PT22M51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2" meta:paragraph-count="57" meta:word-count="304" meta:character-count="1667" meta:non-whitespace-character-count="1334"/>
  </office:meta>
</office:document-meta>
</file>